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table:style-name="Default" office:value-type="string" calcext:value-type="string">
            <text:p>lgK2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18.7" calcext:value-type="float">
            <text:p>118,7</text:p>
          </table:table-cell>
          <table:table-cell office:value-type="float" office:value="0.07" calcext:value-type="float">
            <text:p>0,07</text:p>
          </table:table-cell>
          <table:table-cell table:formula="of:=20*LOG10([.C2])" office:value-type="float" office:value="-23.0980391997149" calcext:value-type="float">
            <text:p>-23,1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37.5" calcext:value-type="float">
            <text:p>237,5</text:p>
          </table:table-cell>
          <table:table-cell office:value-type="float" office:value="0.11" calcext:value-type="float">
            <text:p>0,11</text:p>
          </table:table-cell>
          <table:table-cell table:formula="of:=20*LOG10([.C3])" office:value-type="float" office:value="-19.1721462968355" calcext:value-type="float">
            <text:p>-19,1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75" calcext:value-type="float">
            <text:p>475</text:p>
          </table:table-cell>
          <table:table-cell office:value-type="float" office:value="0.246" calcext:value-type="float">
            <text:p>0,246</text:p>
          </table:table-cell>
          <table:table-cell table:formula="of:=20*LOG10([.C4])" office:value-type="float" office:value="-12.1812978579324" calcext:value-type="float">
            <text:p>-12,1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50" calcext:value-type="float">
            <text:p>950</text:p>
          </table:table-cell>
          <table:table-cell office:value-type="float" office:value="0.43" calcext:value-type="float">
            <text:p>0,43</text:p>
          </table:table-cell>
          <table:table-cell table:formula="of:=20*LOG10([.C5])" office:value-type="float" office:value="-7.33063088840827" calcext:value-type="float">
            <text:p>-7,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.69" calcext:value-type="float">
            <text:p>0,69</text:p>
          </table:table-cell>
          <table:table-cell table:formula="of:=20*LOG10([.C6])" office:value-type="float" office:value="-3.22301818525489" calcext:value-type="float">
            <text:p>-3,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0" calcext:value-type="float">
            <text:p>3800</text:p>
          </table:table-cell>
          <table:table-cell office:value-type="float" office:value="0.87" calcext:value-type="float">
            <text:p>0,87</text:p>
          </table:table-cell>
          <table:table-cell table:formula="of:=20*LOG10([.C7])" office:value-type="float" office:value="-1.20961494762763" calcext:value-type="float">
            <text:p>-1,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00" calcext:value-type="float">
            <text:p>7600</text:p>
          </table:table-cell>
          <table:table-cell office:value-type="float" office:value="0.95" calcext:value-type="float">
            <text:p>0,95</text:p>
          </table:table-cell>
          <table:table-cell table:formula="of:=20*LOG10([.C8])" office:value-type="float" office:value="-0.445527894223044" calcext:value-type="float">
            <text:p>-0,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.00.0000</text:date>, <text:time style:data-style-name="N2" text:time-value="10:22:20.90080528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4:30:43.563362656</meta:creation-date>
    <dc:date>2021-09-29T10:22:36.387872513</dc:date>
    <meta:editing-duration>PT3M50S</meta:editing-duration>
    <meta:editing-cycles>2</meta:editing-cycles>
    <meta:generator>LibreOffice/6.4.7.2$Linux_X86_64 LibreOffice_project/40$Build-2</meta:generator>
    <meta:document-statistic meta:table-count="1" meta:cell-count="32" meta:object-count="0"/>
  </office:meta>
</office:document-meta>
</file>